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fo:font-weight="bold" style:font-weight-asian="bold" style:font-weight-complex="bold"/>
    </style:style>
    <style:style style:name="P3" style:family="paragraph" style:parent-style-name="Standard">
      <style:text-properties fo:language="es" fo:country="ES" fo:background-color="#fff200"/>
    </style:style>
    <style:style style:name="P4" style:family="paragraph" style:parent-style-name="Standard">
      <style:text-properties fo:language="es" fo:country="ES" officeooo:rsid="00098f39" officeooo:paragraph-rsid="00098f39" fo:background-color="transparent"/>
    </style:style>
    <style:style style:name="P5" style:family="paragraph" style:parent-style-name="Standard">
      <style:text-properties officeooo:paragraph-rsid="000b861a"/>
    </style:style>
    <style:style style:name="T1" style:family="text">
      <style:text-properties fo:language="es" fo:country="ES" officeooo:rsid="000b861a"/>
    </style:style>
    <style:style style:name="T2" style:family="text">
      <style:text-properties fo:language="es" fo:country="ES" fo:font-style="italic" officeooo:rsid="000b861a" style:font-style-asian="italic" style:font-style-complex="italic"/>
    </style:style>
    <style:style style:name="T3" style:family="text">
      <style:text-properties fo:language="es" fo:country="ES" fo:font-style="normal" officeooo:rsid="000b861a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b861a" fo:background-color="#fff200" loext:char-shading-value="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background-color="#fff200" loext:char-shading-value="0" style:font-style-asian="normal" style:font-style-complex="normal"/>
    </style:style>
    <style:style style:name="T10" style:family="text">
      <style:text-properties fo:font-style="normal" fo:background-color="#fff200" loext:char-shading-value="0" style:font-style-asian="normal" style:font-style-complex="normal"/>
    </style:style>
    <style:style style:name="T11" style:family="text">
      <style:text-properties fo:font-style="normal" fo:background-color="transparent" loext:char-shading-value="0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************************************************</text:p>
      <text:p text:style-name="P1"><text:s text:c="8"/>Administración de sistemas - TUASSL -</text:p>
      <text:p text:style-name="P1"><text:tab/> <text:s text:c="3"/>Facultad de Informática - UNCOMA</text:p>
      <text:p text:style-name="P1"><text:s text:c="8"/>Trabajo práctico N2 - Reconocimiento de recursos del sistema</text:p>
      <text:p text:style-name="P1">******************************************************************</text:p>
      <text:p text:style-name="P1"/>
      <text:p text:style-name="P1"><text:s/>NOTA1 : Los siguientes ejercicios se realizan en su totalidad desde una</text:p>
      <text:p text:style-name="P1"><text:s text:c="8"/>terminal en un sistema GNU/Linux .</text:p>
      <text:p text:style-name="P1"><text:tab/>Para cada pregunte indique el comando o los comandos que utilizó</text:p>
      <text:p text:style-name="P1"><text:s text:c="8"/>para obtener la respuesta.</text:p>
      <text:p text:style-name="P1"/>
      <text:p text:style-name="P1"><text:s/>NOTA2 : En todos los casos mencione al menos _TODAS_ las formas de obtener</text:p>
      <text:p text:style-name="P1"><text:tab/> la información solicitada, mencionadas en el apunte de cátedra. </text:p>
      <text:p text:style-name="P1"/>
      <text:p text:style-name="P2"/>
      <text:p text:style-name="P2">1. Identifique cuál es la CPU de su equipo.</text:p>
      <text:p text:style-name="P2"><text:s text:c="3"/>Al menos marca, modelo y velocidad en Mhz.</text:p>
      <text:p text:style-name="P1"/>
      <text:p text:style-name="P1">Marca: GenuineIntel </text:p>
      <text:p text:style-name="P1">Modelo: Comoon KVM processor</text:p>
      <text:p text:style-name="P1">Velocidad: 3000 Mhz</text:p>
      <text:p text:style-name="P1"/>
      <text:p text:style-name="P1">lscpu</text:p>
      <text:p text:style-name="P1">cat /proc/cpuinfo</text:p>
      <text:p text:style-name="P1">dmidecode |sed -n '/Processor Information/,/^$/p' (DUDA: No me tira la marca y modelo a diferencia del apunte que si sale)</text:p>
      <text:p text:style-name="P1">lshw (Pero no dice la velocidad)</text:p>
      <text:p text:style-name="P1"/>
      <text:p text:style-name="P1"/>
      <text:p text:style-name="P2">2. Identifique la cantidad de memoria RAM que dispone la computadora.</text:p>
      <text:p text:style-name="P2"><text:s text:c="3"/>En unidades de MB y GB.</text:p>
      <text:p text:style-name="P1">Dispone de 649 MB o 0.64 GB.</text:p>
      <text:p text:style-name="P1"/>
      <text:p text:style-name="P1">free -h / --mega / --giga</text:p>
      <text:p text:style-name="P1">cat /proc/meminfo (pero solo en Kb)</text:p>
      <text:p text:style-name="P1">top (pero en Kib)</text:p>
      <text:p text:style-name="P1">lshw (Expresado en MiB)</text:p>
      <text:p text:style-name="P1"/>
      <text:p text:style-name="P2">3. - ¿Cuántos medios de almacenamiento masivo contiene su equipo?</text:p>
      <text:p text:style-name="P1"/>
      <text:p text:style-name="P1">Contiene dos medios de almacenamiento.</text:p>
      <text:p text:style-name="P1">fdisk -l</text:p>
      <text:p text:style-name="P1">lshw (En la MV no sale el tamaño -C storage de los discos)</text:p>
      <text:p text:style-name="P1">lsblk</text:p>
      <text:p text:style-name="P1"/>
      <text:p text:style-name="P2"><text:s text:c="3"/>- ¿De qué capacidad cada uno?</text:p>
      <text:p text:style-name="P1">Uno de 10 GiB y otro de 2 GiB.</text:p>
      <text:p text:style-name="P1"/>
      <text:p text:style-name="P1">fdisk -l</text:p>
      <text:p text:style-name="P1">lsblk</text:p>
      <text:p text:style-name="P1"/>
      <text:p text:style-name="P1"><text:s text:c="2"/><text:span text:style-name="T4"><text:s/>- ¿Existen particiones? ¿Cuantas? </text:span></text:p>
      <text:p text:style-name="P1"><text:soft-page-break/>El primero cuenta con dos particiones, una de 9G y otra de 1G.</text:p>
      <text:p text:style-name="P1"/>
      <text:p text:style-name="P1">fdisk -l</text:p>
      <text:p text:style-name="P1">lsblk</text:p>
      <text:p text:style-name="P1">blkid </text:p>
      <text:p text:style-name="P1"/>
      <text:p text:style-name="P1"><text:s text:c="2"/><text:span text:style-name="T4"><text:s/>- Indique cuales son los archivos de dispositivos que representan esas particiones.</text:span></text:p>
      <text:p text:style-name="P2">Los archivos de las particiones son /dev/vda1 y /dev/vda2.</text:p>
      <text:p text:style-name="P1"/>
      <text:p text:style-name="P1">fdisk -l</text:p>
      <text:p text:style-name="P1">lsblk</text:p>
      <text:p text:style-name="P1">blkid</text:p>
      <text:p text:style-name="P1"/>
      <text:p text:style-name="P1"><text:s text:c="3"/><text:span text:style-name="T4">- ¿Son los nombres de dispositivos asignados permanentes durante toda la instalación<text:tab/></text:span></text:p>
      <text:p text:style-name="P2"><text:s text:c="5"/>del sistema? ¿Qué otro identificador conoce? Liste todos los identificadores </text:p>
      <text:p text:style-name="P2"><text:s text:c="5"/>disponibles, de un ejemplo de uso. </text:p>
      <text:p text:style-name="P1"/>
      <text:p text:style-name="P1">No son permanentes. Poseen un identificador único (UUID).Esto es util cuando cambiamos discos para evitar que se produzcan errores,</text:p>
      <text:p text:style-name="P1">ya que al desconectar y conectar otro pueden cambiarse de nombre y asignarles un nombre diferente.</text:p>
      <text:p text:style-name="P1"/>
      <text:p text:style-name="P1">blkid</text:p>
      <text:p text:style-name="P1"/>
      <text:p text:style-name="P1"/>
      <text:p text:style-name="P2">4. ¿Cuáles son los dispositivos conectados a buses USB?</text:p>
      <text:p text:style-name="P1"/>
      <text:p text:style-name="P1">lsusb</text:p>
      <text:p text:style-name="P1">usb-devices</text:p>
      <text:p text:style-name="P1"/>
      <text:p text:style-name="P2">5. ¿Cuál es la placa de red (marca, modelo y velocidad) de su equipo? </text:p>
      <text:p text:style-name="P1">Red Hat, Inc. Virtio network device. <text:span text:style-name="T5">DUDA CUAL ES LA VELOCIDAD? </text:span><text:span text:style-name="T6">No se puede ver en la MV pero si deberia con lshw o ethtool</text:span></text:p>
      <text:p text:style-name="P1"/>
      <text:p text:style-name="P1">lspci (No dice velocidad)</text:p>
      <text:p text:style-name="P1">lshw -C network </text:p>
      <text:p text:style-name="P1">cat /proc/net/dev</text:p>
      <text:p text:style-name="P1"/>
      <text:p text:style-name="P2">6. ¿Cuál es la placa de video VGA de su equipo?</text:p>
      <text:p text:style-name="P1">VMware SVGA II Adapter.</text:p>
      <text:p text:style-name="P1"/>
      <text:p text:style-name="P1">lspci</text:p>
      <text:p text:style-name="P1">lshw -C display</text:p>
      <text:p text:style-name="P1"/>
      <text:p text:style-name="P1"/>
      <text:p text:style-name="P2">7. ¿Cuál es la marca y modelo de la placa de sonido?</text:p>
      <text:p text:style-name="P4">No tiene placa de sonido.</text:p>
      <text:p text:style-name="P1"/>
      <text:p text:style-name="P2">8. Escriba su primer programa script que reporta información del sistema.</text:p>
      <text:p text:style-name="P2"><text:s text:c="3"/>Editar con Vi un nuevo archivo llamado "sysinfo.sh" , que será el programa a entregar y ejecutar.</text:p>
      <text:p text:style-name="P2"><text:s text:c="3"/>Dentro del archivo coloque el siguiente programa script:</text:p>
      <text:p text:style-name="P1"><text:soft-page-break/></text:p>
      <text:p text:style-name="P2">#!/bin/bash</text:p>
      <text:p text:style-name="P2"/>
      <text:p text:style-name="P2">echo "====== Informacion de la memoria RAM ======"</text:p>
      <text:p text:style-name="P2">free</text:p>
      <text:p text:style-name="P2"/>
      <text:p text:style-name="P2"/>
      <text:p text:style-name="P2">echo "====== Informacion de los discos del sistema ======"</text:p>
      <text:p text:style-name="P2">fdisk -l | grep Disk</text:p>
      <text:p text:style-name="P2"/>
      <text:p text:style-name="P2"># FIN DEL SCRIPT</text:p>
      <text:p text:style-name="P1"/>
      <text:p text:style-name="P3">DUDA!!!! ES grep Disco no Disk si esta en español.</text:p>
      <text:p text:style-name="P1"/>
      <text:p text:style-name="P1"><text:s text:c="4"/>- Luego de editar el archivo, guarde y vuelva al shell.</text:p>
      <text:p text:style-name="P1"><text:s text:c="4"/>- Agregue al archivo script "sysinfo.sh" permisos de ejecución.</text:p>
      <text:p text:style-name="P1"><text:s text:c="4"/>- Ejecute el script y redirija la salida a este archivo. </text:p>
      <text:p text:style-name="P1"/>
      <text:p text:style-name="P3">FALTA REDIRIGIR LA SALIDA!</text:p>
      <text:p text:style-name="P1"/>
      <text:p text:style-name="P1"><text:s text:c="4"/></text:p>
      <text:p text:style-name="P2">9. Ampliar el script anterior para que presente al usuario información </text:p>
      <text:p text:style-name="P2"><text:s text:c="4"/>del CPU, de la placa de video VGA, y de la cantidad de procesos en ejecución.</text:p>
      <text:p text:style-name="P2"><text:s text:c="4"/>- Ejecute el script y redirija la salida. </text:p>
      <text:p text:style-name="P1"/>
      <text:p text:style-name="P3">FALTA REDIRIGIR LA SALIDA!</text:p>
      <text:p text:style-name="P1"/>
      <text:p text:style-name="P1"><text:span text:style-name="T4">10. Sobre los archivos de bitácora: </text:span></text:p>
      <text:p text:style-name="P2"><text:tab/>- ¿En qué directorio se encuentran los archivos de bitácora? </text:p>
      <text:p text:style-name="P1"/>
      <text:p text:style-name="P1">En /var/log/messages o /var/log/kern.log.</text:p>
      <text:p text:style-name="P1"/>
      <text:p text:style-name="P1"><text:tab/><text:span text:style-name="T4">- ¿Por qué se encuentran en ése y no otro directorio? </text:span></text:p>
      <text:p text:style-name="P1"/>
      <text:p text:style-name="P1">Se encuentran en este directorio porque en /var se guarda archivos que varian durante la ejecución del sistema.</text:p>
      <text:p text:style-name="P3">RELLENAR CON INFO DE LA MATERIA ANTERIOR</text:p>
      <text:p text:style-name="P1"/>
      <text:p text:style-name="P1"><text:tab/><text:span text:style-name="T4">- ¿Quién genera los archivos? </text:span></text:p>
      <text:p text:style-name="P2"/>
      <text:p text:style-name="P1">El kernel de Linux.</text:p>
      <text:p text:style-name="P1"/>
      <text:p text:style-name="P1"><text:tab/><text:span text:style-name="T4">- ¿Qué sucede con los mensajes viejos? ¿Se encuentran todos en el mismo </text:span></text:p>
      <text:p text:style-name="P2"><text:tab/>archivo?</text:p>
      <text:p text:style-name="P1"/>
      <text:p text:style-name="P5"><text:span text:style-name="T1">Los archivos van rotando según la configuración de </text:span><text:span text:style-name="T2">etc</text:span><text:span text:style-name="T3">/logrotate.conf (ver man logrotate). Se arma un archivo comprimido. </text:span><text:span text:style-name="T11">Por defecto, </text:span><text:span text:style-name="Source_20_Text"><text:span text:style-name="T11">logrotate.conf</text:span></text:span><text:span text:style-name="T11"> va a configurar la rotación de logs de manera semanal (</text:span><text:span text:style-name="Source_20_Text"><text:span text:style-name="T11">weekly</text:span></text:span><text:span text:style-name="T11">), con archivos de logs que sean propiedad del usuario </text:span><text:span text:style-name="Source_20_Text"><text:span text:style-name="T11">root</text:span></text:span><text:span text:style-name="T11"> y del grupo </text:span><text:span text:style-name="Source_20_Text"><text:span text:style-name="T11">syslog</text:span></text:span><text:span text:style-name="T11"> (</text:span><text:span text:style-name="Source_20_Text"><text:span text:style-name="T11">su root syslog</text:span></text:span><text:span text:style-name="T11">), manteniendo 4 archivos de logs (</text:span><text:span text:style-name="Source_20_Text"><text:span text:style-name="T11">rotate 4</text:span></text:span><text:span text:style-name="T11">) y creando un nuevo archivo de log después de que el actual sea rotado (</text:span><text:span text:style-name="Source_20_Text"><text:span text:style-name="T11">create</text:span></text:span><text:span text:style-name="T11">), luego tomará todos los archivos de </text:span><text:span text:style-name="Source_20_Text"><text:span text:style-name="T11">/etc/logrotate.d/</text:span></text:span><text:span text:style-name="T11"> y por último va a crear la rotación de logs para 2 archivos más </text:span><text:span text:style-name="Source_20_Text"><text:span text:style-name="T11">/var/log/wtmp</text:span></text:span><text:span text:style-name="T11"> y </text:span><text:span text:style-name="Source_20_Text"><text:span text:style-name="T11">/var/log/btmp</text:span></text:span><text:span text:style-name="T11">.</text:span></text:p>
      <text:p text:style-name="P1"><text:soft-page-break/><text:tab/><text:span text:style-name="T4">- Interprete los permisos de los archivos messages. </text:span></text:p>
      <text:p text:style-name="P1"/>
      <text:p text:style-name="P1">Tiene permiso de lectura y escritura para el dueño root, y de lectura para el grupo adm.</text:p>
      <text:p text:style-name="P1"/>
      <text:p text:style-name="P2">11. En la PC del laboratorio o en su notebook personal, realice lo siguiente:</text:p>
      <text:p text:style-name="P2"><text:s text:c="4"/>- Ejecute el comando dmesg y redirija la salida a un archivo llamado log1.txt</text:p>
      <text:p text:style-name="P1"><text:s text:c="3"/><text:span text:style-name="T4"><text:s/>- A continuación inserte cualquier tipo de unidad extraíble (disco externo, usb, etc).</text:span></text:p>
      <text:p text:style-name="P2"><text:s text:c="4"/>- Ejecute nuevamente el comando dmesg y redirija la salida a otro archivo llamado log2.txt</text:p>
      <text:p text:style-name="P2"><text:s text:c="4"/>- Busque la manera de comparar ambos archivos de texto y luego explique que información nueva encontrada en log2.txt</text:p>
      <text:p text:style-name="P1"/>
      <text:p text:style-name="P1">[ 1588.744450] usb 3-7: new full-speed USB device number 5 using xhci_hcd</text:p>
      <text:p text:style-name="P1">[ 1588.897294] usb 3-7: New USB device found, idVendor=045e, idProduct=0719, bcdDevice= 1.00</text:p>
      <text:p text:style-name="P1">[ 1588.897299] usb 3-7: New USB device strings: Mfr=1, Product=2, SerialNumber=3</text:p>
      <text:p text:style-name="P1">[ 1588.897303] usb 3-7: Product: Xbox 360 Wireless Receiver for Windows</text:p>
      <text:p text:style-name="P1">[ 1588.897306] usb 3-7: Manufacturer: ©Microsoft</text:p>
      <text:p text:style-name="P1">[ 1588.897308] usb 3-7: SerialNumber: E10AAB90</text:p>
      <text:p text:style-name="P1"/>
      <text:p text:style-name="P1"/>
      <text:p text:style-name="P1"><text:s text:c="4"/><text:span text:style-name="T4">- Luego analice el archivo log1.txt y responda las siguiente preguntas</text:span></text:p>
      <text:p text:style-name="P2"><text:s text:c="8"/>- ¿Cuántas líneas posee el archivo?</text:p>
      <text:p text:style-name="P1"/>
      <text:p text:style-name="P1">943</text:p>
      <text:p text:style-name="P1"/>
      <text:p text:style-name="P1"><text:s text:c="8"/><text:span text:style-name="T4">- Extraiga únicamente la información de la MEMORIA</text:span></text:p>
      <text:p text:style-name="P1"/>
      <text:p text:style-name="P1">grep memory log1.txt</text:p>
      <text:p text:style-name="P1"/>
      <text:p text:style-name="P1"><text:s text:c="7"/><text:span text:style-name="T4"><text:s/>- Explique con sus palabras en forma breve que información produce este comando.</text:span></text:p>
      <text:p text:style-name="P2"/>
      <text:p text:style-name="P2">12. Utilice el comando logger para registrar mensajes en la bitácora. ¿Puede un </text:p>
      <text:p text:style-name="P2">usuario que no sea root escribir en la bitácora? </text:p>
      <text:p text:style-name="P1"/>
      <text:p text:style-name="P1">Si puede.</text:p>
      <text:p text:style-name="P1"><text:tab/></text:p>
      <text:p text:style-name="P2">13. Utilizando el script del ejercicio 8 y lo aprendido del comando logger en el ejercicio anterior. </text:p>
      <text:p text:style-name="P2">Utilice el comando logger para escribir sólo en el archivo syslog (no debe salir esta información por pantalla)</text:p>
      <text:p text:style-name="P2">la fecha del inicio del script y el usuario que lo ejecuta. (AYUDA: Va a necesitar ` para poder ejecutar los comandos que necesita)</text:p>
      <text:p text:style-name="P1"/>
      <text:p text:style-name="P1">logger `date whoami`</text:p>
      <text:p text:style-name="P1">logger `echo Fecha \`date\` Usuario \`whoami\`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6:09:04.338047893</meta:creation-date>
    <dc:date>2020-09-11T18:38:19.278982506</dc:date>
    <meta:editing-duration>PT8M3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124" meta:word-count="1046" meta:character-count="6436" meta:non-whitespace-character-count="5342"/>
  </office:meta>
</office:document-meta>
</file>